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c310" officeooo:paragraph-rsid="000bc310"/>
    </style:style>
    <style:style style:name="P2" style:family="paragraph" style:parent-style-name="Standard">
      <style:text-properties fo:font-weight="bold" officeooo:paragraph-rsid="000be943" style:font-weight-asian="bold" style:font-weight-complex="bold"/>
    </style:style>
    <style:style style:name="P3" style:family="paragraph" style:parent-style-name="Standard">
      <style:text-properties fo:font-weight="bold" officeooo:rsid="000be943" officeooo:paragraph-rsid="000be943" style:font-weight-asian="bold" style:font-weight-complex="bold"/>
    </style:style>
    <style:style style:name="P4" style:family="paragraph" style:parent-style-name="Standard">
      <style:text-properties fo:font-weight="bold" officeooo:rsid="000be943" officeooo:paragraph-rsid="000dfbbd" style:font-weight-asian="bold" style:font-weight-complex="bold"/>
    </style:style>
    <style:style style:name="P5" style:family="paragraph" style:parent-style-name="Standard">
      <style:text-properties fo:font-weight="bold" officeooo:rsid="000dfbbd" officeooo:paragraph-rsid="000dfbb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bc310" officeooo:paragraph-rsid="000bc310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rsid="000bc310" officeooo:paragraph-rsid="000bc31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bc310" officeooo:paragraph-rsid="000bc310" style:font-size-asian="10.5pt" style:font-weight-asian="bold" style:font-size-complex="12pt" style:font-weight-complex="bold"/>
    </style:style>
    <style:style style:name="P9" style:family="paragraph" style:parent-style-name="Standard">
      <style:text-properties officeooo:paragraph-rsid="000bc310"/>
    </style:style>
    <style:style style:name="P10" style:family="paragraph" style:parent-style-name="Standard">
      <style:text-properties officeooo:paragraph-rsid="000be943"/>
    </style:style>
    <style:style style:name="P11" style:family="paragraph" style:parent-style-name="Standard">
      <style:text-properties fo:font-size="12pt" fo:font-weight="bold" officeooo:rsid="000be943" officeooo:paragraph-rsid="000be943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normal" officeooo:rsid="000be943" officeooo:paragraph-rsid="000be943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bc310" officeooo:paragraph-rsid="000be943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weight="bold" officeooo:rsid="000dfbbd" officeooo:paragraph-rsid="000dfbbd" style:font-weight-asian="bold" style:font-weight-complex="bold"/>
    </style:style>
    <style:style style:name="P15" style:family="paragraph" style:parent-style-name="Standard">
      <style:text-properties fo:font-weight="bold" officeooo:rsid="000dfbbd" officeooo:paragraph-rsid="000f3eeb" style:font-weight-asian="bold" style:font-weight-complex="bold"/>
    </style:style>
    <style:style style:name="P16" style:family="paragraph" style:parent-style-name="Standard" style:list-style-name="L2">
      <style:text-properties fo:font-weight="normal" officeooo:rsid="000f3eeb" officeooo:paragraph-rsid="000f3eeb" style:font-weight-asian="normal" style:font-weight-complex="normal"/>
    </style:style>
    <style:style style:name="P17" style:family="paragraph" style:parent-style-name="Standard" style:list-style-name="L4">
      <style:text-properties fo:font-weight="normal" officeooo:rsid="000f3eeb" officeooo:paragraph-rsid="000f3eeb" style:font-weight-asian="normal" style:font-weight-complex="normal"/>
    </style:style>
    <style:style style:name="P18" style:family="paragraph" style:parent-style-name="Standard" style:list-style-name="L3">
      <style:text-properties officeooo:paragraph-rsid="000f3eeb"/>
    </style:style>
    <style:style style:name="T1" style:family="text">
      <style:text-properties fo:font-size="12pt" fo:font-weight="normal" officeooo:rsid="000bc310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0be943" style:font-size-asian="10.5pt" style:font-weight-asian="normal" style:font-size-complex="12pt" style:font-weight-complex="normal"/>
    </style:style>
    <style:style style:name="T3" style:family="text">
      <style:text-properties officeooo:rsid="000dfbbd"/>
    </style:style>
    <style:style style:name="T4" style:family="text">
      <style:text-properties fo:font-weight="normal" officeooo:rsid="000f3eeb" style:font-weight-asian="normal" style:font-weight-complex="normal"/>
    </style:style>
    <style:style style:name="T5" style:family="text">
      <style:text-properties fo:font-weight="bold" officeooo:rsid="000dfbbd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ough Transform to Detect Circles</text:p>
      <text:p text:style-name="P6"/>
      <text:p text:style-name="P7">Riaz Munshi <text:s/>- Person No: 50169049</text:p>
      <text:p text:style-name="P7"/>
      <text:p text:style-name="P8"/>
      <text:p text:style-name="P8">Introduction</text:p>
      <text:p text:style-name="P8"/>
      <text:p text:style-name="P9"><text:span text:style-name="T1">The objective of this project is to detect circular patterns , eg: coins using known computer vision and image processing techniques like Hough Transformation which has the property of being able to </text:span><text:span text:style-name="T2">detect</text:span><text:span text:style-name="T1"> objects even if they appear occluded in the images. We use Hough Transformation to detect coins in our implementation. Prior to application of the hough transformation we need to <text:s/></text:span><text:span text:style-name="T2">De-noise</text:span><text:span text:style-name="T1"> the image using known Gaussian filters and <text:s/>optimal thresholding to identify the coins </text:span><text:span text:style-name="T2">distinct</text:span><text:span text:style-name="T1"> from the background.</text:span></text:p>
      <text:p text:style-name="P9"/>
      <text:p text:style-name="P11">Project Flow-Chart</text:p>
      <text:p text:style-name="P2"><text:tab/><text:tab/><text:tab/></text:p>
      <text:p text:style-name="P2"><draw:frame draw:style-name="fr1" draw:name="Object1" text:anchor-type="paragraph" svg:x="0.6547in" svg:y="0.1071in" svg:width="5.0008in" svg:height="4.948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><text:soft-page-break/>Project Schedule</text:p>
      <text:p text:style-name="P3"/>
      <text:p text:style-name="P5">Week-1:</text:p>
      <text:list xml:id="list93129448307090086" text:style-name="L2">
        <text:list-item>
          <text:p text:style-name="P16">Conduct Image Processing on the input image , like applying Gaussian filters to the grayscale image and then applying thresholding and canny edge detectors to get sharper boundaries <text:s/>for the various shapes in the image. </text:p>
        </text:list-item>
        <text:list-item>
          <text:p text:style-name="P16">Derive a optimal thresholding parameter that helps furthers the identification of shapes from the underlying background.</text:p>
        </text:list-item>
      </text:list>
      <text:p text:style-name="P5"/>
      <text:p text:style-name="P5">Week 2:</text:p>
      <text:list xml:id="list4682730323449747555" text:style-name="L4">
        <text:list-item>
          <text:p text:style-name="P17">Apply Hough Transform on the image after the various Image Processing Techniques as discussed in Week-1.</text:p>
        </text:list-item>
        <text:list-item>
          <text:p text:style-name="P17">Extract the circular shapes from the algorithm , and use geometrical properties of <text:s/>a circle and the circles obtained to determine the center of these circles of respectable size and <text:s/>draw a red margin around the periphery of the detected coins. </text:p>
        </text:list-item>
        <text:list-item>
          <text:p text:style-name="P17">Work on improving the accuracy of detecting the coins and plotting of the boundaries my manipulating the steps in Week-1 or the parameter of the Hough-circles function available in Open CV in python.</text:p>
        </text:list-item>
      </text:list>
      <text:p text:style-name="P5"/>
      <text:p text:style-name="P15">Week 3:</text:p>
      <text:list xml:id="list1138538280950566767" text:style-name="L3">
        <text:list-item>
          <text:p text:style-name="P18"><text:span text:style-name="T4">Conduct Experiments with various other datasets including the given datasets , and check for the robustness of the implementation by putting sticks above the coins.</text:span></text:p>
        </text:list-item>
        <text:list-item>
          <text:p text:style-name="P18"><text:span text:style-name="T4">Document the project implementation details and update the references and include some important designs as part of the documentation.</text:span></text:p>
        </text:list-item>
      </text:list>
      <text:p text:style-name="P5"/>
      <text:p text:style-name="P3"/>
      <text:p text:style-name="P11">Contribution</text:p>
      <text:p text:style-name="P3"/>
      <text:p text:style-name="P12">I am the solo member of my Team (48). And I will be responsible for working through all parts of the projects including the documentation.</text:p>
      <text:p text:style-name="P12"/>
      <text:p text:style-name="P12"/>
      <text:p text:style-name="P3"/>
      <text:p text:style-name="P11">References</text:p>
      <text:p text:style-name="P3">[1] <text:s/><text:a xlink:type="simple" xlink:href="http://www.inf.u-szeged.hu/ssip/2006/projects/team6/coin.pdf">http://www.inf.u-szeged.hu/ssip/2006/projects/team6/coin.pdf</text:a></text:p>
      <text:p text:style-name="P4">[2] <text:a xlink:type="simple" xlink:href="http://www.math.tau.ac.il/~turkel/notes/hough4.html"><text:span text:style-name="T3">http://www.math.tau.ac.il/~turkel/notes/hough4.html</text:span></text:a></text:p>
      <text:p text:style-name="P5">[3] <text:a xlink:type="simple" xlink:href="http://www.csc.kth.se/~yaseminb/coindetectionOnly.pdf">http://www.csc.kth.se/~yaseminb/coindetectionOnly.pdf</text:a></text:p>
      <text:p text:style-name="P5">[4] <text:a xlink:type="simple" xlink:href="http://www.cvmt.dk/education/teaching/e07/MED3/IP/Simon_Pedersen_CircularHough">http://www.cvmt.dk/education/teaching/e07/MED3/IP/Simon_Pedersen_CircularHough</text:a></text:p>
      <text:p text:style-name="P5"><text:s text:c="5"/></text:p>
      <text:p text:style-name="P5"/>
      <text:p text:style-name="P10"/>
      <text:p text:style-name="P13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2T19:09:55.018489189</meta:creation-date>
    <dc:date>2015-11-23T10:34:56.584871484</dc:date>
    <meta:editing-duration>PT14M10S</meta:editing-duration>
    <meta:editing-cycles>2</meta:editing-cycles>
    <meta:generator>LibreOffice/4.2.8.2$Linux_X86_64 LibreOffice_project/420m0$Build-2</meta:generator>
    <meta:document-statistic meta:table-count="0" meta:image-count="0" meta:object-count="1" meta:page-count="2" meta:paragraph-count="26" meta:word-count="328" meta:character-count="2267" meta:non-whitespace-character-count="195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0.889cm" svg:x="5.191cm" svg:y="1.762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18cm" svg:height="1.143cm" svg:x="4.556cm" svg:y="3.54cm">
          <text:p text:style-name="P1"><text:span text:style-name="T1">De-noising imag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715cm" svg:y1="2.524cm" svg:x2="6.715cm" svg:y2="3.54cm">
          <text:p/>
        </draw:line>
        <draw:custom-shape draw:style-name="gr1" draw:text-style-name="P1" draw:layer="layout" svg:width="4.318cm" svg:height="1.143cm" svg:x="9.89cm" svg:y="3.667cm">
          <text:p text:style-name="P1"><text:span text:style-name="T1">Thresholding/Segmentatio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874cm" svg:y1="4.175cm" svg:x2="10.017cm" svg:y2="4.175cm">
          <text:p/>
        </draw:line>
        <draw:custom-shape draw:style-name="gr1" draw:text-style-name="P1" draw:layer="layout" svg:width="4.318cm" svg:height="1.143cm" svg:x="9.89cm" svg:y="5.445cm">
          <text:p text:style-name="P1"><text:span text:style-name="T1">Edge Detect/Enhanc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668cm" svg:y1="4.683cm" svg:x2="11.668cm" svg:y2="5.445cm">
          <text:p/>
        </draw:line>
        <draw:custom-shape draw:style-name="gr1" draw:text-style-name="P1" draw:layer="layout" svg:width="4.318cm" svg:height="1.143cm" svg:x="9.89cm" svg:y="7.35cm">
          <text:p text:style-name="P1"><text:span text:style-name="T1">Hough Transform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795cm" svg:y1="6.588cm" svg:x2="11.795cm" svg:y2="7.35cm">
          <text:p/>
        </draw:line>
        <draw:custom-shape draw:style-name="gr1" draw:text-style-name="P1" draw:layer="layout" svg:width="4.318cm" svg:height="1.143cm" svg:x="4.683cm" svg:y="7.477cm">
          <text:p text:style-name="P1"><text:span text:style-name="T1">Mark Circle Boundaries/</text:span></text:p>
          <text:p text:style-name="P1"><text:span text:style-name="T1">Plo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89cm" svg:y1="7.985cm" svg:x2="9.001cm" svg:y2="7.985cm">
          <text:p/>
        </draw:line>
        <draw:custom-shape draw:style-name="gr1" draw:text-style-name="P1" draw:layer="layout" svg:width="3.302cm" svg:height="1.143cm" svg:x="5.318cm" svg:y="9.382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842cm" svg:y1="8.62cm" svg:x2="6.842cm" svg:y2="9.382cm">
          <text:p/>
        </draw:line>
        <draw:frame draw:style-name="gr3" draw:text-style-name="P3" draw:layer="layout" svg:width="5.842cm" svg:height="0.885cm" svg:x="8.493cm" svg:y="1.762cm">
          <draw:text-box>
            <text:p text:style-name="P3"><text:span text:style-name="T1">Input Image: HoughCircles.jpg</text:span></text:p>
          </draw:text-box>
        </draw:frame>
        <draw:frame draw:style-name="gr3" draw:text-style-name="P3" draw:layer="layout" svg:width="5.842cm" svg:height="2.241cm" svg:x="9.255cm" svg:y="10.206cm">
          <draw:text-box>
            <text:p text:style-name="P3"><text:span text:style-name="T1">Out Image:</text:span></text:p>
            <text:p text:style-name="P3"><text:span text:style-name="T1">Marked HoughCircles.jpg</text:span></text:p>
            <text:p text:style-name="P3"><text:span text:style-name="T1"/></text:p>
            <text:p text:style-name="P3"><text:span text:style-name="T1">Comment: The coin periphery was marked using red.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